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33" draw:textarea-horizontal-align="justify" draw:textarea-vertical-align="middle" draw:auto-grow-height="false" fo:min-height="1.443cm" fo:min-width="1.41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924cm" fo:min-width="7.27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9900" draw:textarea-horizontal-align="justify" draw:textarea-vertical-align="middle" draw:auto-grow-height="false" fo:min-height="1.736cm" fo:min-width="2.486cm"/>
    </style:style>
    <style:style style:name="gr5" style:family="graphic" style:parent-style-name="standard">
      <style:graphic-properties svg:stroke-color="#000000" draw:fill-color="#ccff66" draw:textarea-horizontal-align="justify" draw:textarea-vertical-align="middle" draw:auto-grow-height="false" fo:min-height="0.924cm" fo:min-width="7.274cm"/>
    </style:style>
    <style:style style:name="gr6" style:family="graphic" style:parent-style-name="standard">
      <style:graphic-properties svg:stroke-width="0.051cm" svg:stroke-color="#111111" draw:marker-start-width="0.355cm" draw:marker-end-width="0.355cm" draw:fill-color="#ffffff" draw:textarea-horizontal-align="justify" draw:textarea-vertical-align="middle" draw:auto-grow-height="false" fo:min-height="0.507cm" fo:min-width="0.257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-width="0.355cm" draw:marker-end-width="0.355cm" draw:fill="none" draw:fill-color="#ffffff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000000" draw:fill-color="#ffff99" draw:textarea-horizontal-align="justify" draw:textarea-vertical-align="middle" draw:auto-grow-height="false" fo:min-height="1.104cm" fo:min-width="2.454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dash" draw:stroke-dash="Ultrafine_20_Dashed" svg:stroke-width="0.102cm" svg:stroke-color="#99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svg:stroke-color="#000000" draw:fill-color="#cc0000" draw:textarea-horizontal-align="justify" draw:textarea-vertical-align="middle" draw:auto-grow-height="false" fo:min-height="0.924cm" fo:min-width="7.274cm"/>
    </style:style>
    <style:style style:name="gr12" style:family="graphic" style:parent-style-name="standard">
      <style:graphic-properties svg:stroke-color="#000000" draw:fill-color="#000033" draw:textarea-horizontal-align="justify" draw:textarea-vertical-align="middle" draw:auto-grow-height="false" fo:min-height="1.376cm" fo:min-width="1.525cm"/>
    </style:style>
    <style:style style:name="gr13" style:family="graphic" style:parent-style-name="standard">
      <style:graphic-properties svg:stroke-color="#000000" draw:fill-color="#ff9900" draw:textarea-horizontal-align="justify" draw:textarea-vertical-align="middle" draw:auto-grow-height="false" fo:min-height="1.827cm" fo:min-width="2.476cm"/>
    </style:style>
    <style:style style:name="gr14" style:family="graphic" style:parent-style-name="standard">
      <style:graphic-properties svg:stroke-color="#000000" draw:fill-color="#cc0000" draw:textarea-horizontal-align="justify" draw:textarea-vertical-align="middle" draw:auto-grow-height="false" fo:min-height="0.924cm" fo:min-width="3.375cm"/>
    </style:style>
    <style:style style:name="gr15" style:family="graphic" style:parent-style-name="standard">
      <style:graphic-properties svg:stroke-color="#000000" draw:fill-color="#ccff66" draw:textarea-horizontal-align="justify" draw:textarea-vertical-align="middle" draw:auto-grow-height="false" fo:min-height="0.924cm" fo:min-width="2.276cm"/>
    </style:style>
    <style:style style:name="gr16" style:family="graphic" style:parent-style-name="standard">
      <style:graphic-properties svg:stroke-color="#000000" draw:fill-color="#cc0000" draw:textarea-horizontal-align="justify" draw:textarea-vertical-align="middle" draw:auto-grow-height="false" fo:min-height="0.924cm" fo:min-width="4.274cm"/>
    </style:style>
    <style:style style:name="gr17" style:family="graphic" style:parent-style-name="standard">
      <style:graphic-properties svg:stroke-color="#000000" draw:fill-color="#cc0000" draw:textarea-horizontal-align="justify" draw:textarea-vertical-align="middle" draw:auto-grow-height="false" fo:min-height="0.924cm" fo:min-width="6.674cm"/>
    </style:style>
    <style:style style:name="gr18" style:family="graphic" style:parent-style-name="standard">
      <style:graphic-properties svg:stroke-color="#999999" draw:fill-color="#999999" draw:textarea-horizontal-align="justify" draw:textarea-vertical-align="middle" draw:auto-grow-height="false" fo:min-height="2.375cm" fo:min-width="0.7cm"/>
    </style:style>
    <style:style style:name="gr19" style:family="graphic" style:parent-style-name="objectwithoutfill">
      <style:graphic-properties draw:stroke="dash" draw:stroke-dash="Fine_20_Dashed" svg:stroke-width="0.203cm" svg:stroke-color="#999999" draw:marker-start-width="0.812cm" draw:marker-end-width="0.812cm" draw:fill="none" draw:fill-color="#808080" draw:textarea-vertical-align="middle" fo:padding-top="0.226cm" fo:padding-bottom="0.226cm" fo:padding-left="0.351cm" fo:padding-right="0.351cm"/>
    </style:style>
    <style:style style:name="P1" style:family="paragraph">
      <style:paragraph-properties fo:text-align="center"/>
    </style:style>
    <style:style style:name="P2" style:family="paragraph">
      <loext:graphic-properties draw:fill-color="#000033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9900"/>
      <style:paragraph-properties fo:text-align="center"/>
    </style:style>
    <style:style style:name="P6" style:family="paragraph">
      <loext:graphic-properties draw:fill-color="#ccff66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99"/>
      <style:paragraph-properties fo:text-align="center"/>
    </style:style>
    <style:style style:name="P9" style:family="paragraph">
      <loext:graphic-properties draw:fill-color="#cc0000"/>
      <style:paragraph-properties fo:text-align="center"/>
    </style:style>
    <style:style style:name="P10" style:family="paragraph">
      <loext:graphic-properties draw:fill-color="#999999"/>
      <style:paragraph-properties fo:text-align="center"/>
    </style:style>
    <style:style style:name="P11" style:family="paragraph">
      <loext:graphic-properties draw:fill="none" draw:fill-color="#80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1cm" svg:height="1.875cm" svg:x="2.4cm" svg:y="7.525cm">
          <text:p text:style-name="P1">H(v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7.9cm" svg:height="1.3cm" svg:x="11.4cm" svg:y="3.4cm">
          <text:p text:style-name="P1">“Hello Word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11.4cm" svg:y1="4.05cm" svg:x2="3.45cm" svg:y2="7.525cm" draw:start-shape="id1" draw:start-glue-point="3" draw:end-shape="id2" draw:end-glue-point="0" svg:d="M11400 4050h-7950v3475" svg:viewBox="0 0 7951 3476">
          <text:p/>
        </draw:connector>
        <draw:custom-shape draw:style-name="gr4" draw:text-style-name="P5" xml:id="id3" draw:id="id3" draw:layer="layout" svg:width="3.2cm" svg:height="2.2cm" svg:x="6.2cm" svg:y="7.347cm">
          <text:p text:style-name="P1">AES CT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4" draw:id="id4" draw:layer="layout" svg:width="7.9cm" svg:height="1.3cm" svg:x="11.4cm" svg:y="7.8cm">
          <text:p text:style-name="P1">Data p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143cm" svg:height="1.143cm" svg:x="14.8cm" svg:y="5.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7" draw:text-style-name="P7" draw:layer="layout" draw:type="line" svg:x1="15.372cm" svg:y1="5.5cm" svg:x2="15.372cm" svg:y2="6.643cm" svg:d="M15372 5500v1143" svg:viewBox="0 0 1 1144">
          <text:p/>
        </draw:connector>
        <draw:line draw:style-name="gr7" draw:text-style-name="P7" draw:layer="layout" svg:x1="14.8cm" svg:y1="6.072cm" svg:x2="15.943cm" svg:y2="6.072cm">
          <text:p/>
        </draw:line>
        <draw:connector draw:style-name="gr3" draw:text-style-name="P4" draw:layer="layout" draw:type="line" svg:x1="4.5cm" svg:y1="8.462cm" svg:x2="6.2cm" svg:y2="8.447cm" draw:start-shape="id2" draw:start-glue-point="1" draw:end-shape="id3" draw:end-glue-point="3" svg:d="M4500 8462l1700-15" svg:viewBox="0 0 1701 16">
          <text:p/>
        </draw:connector>
        <draw:custom-shape draw:style-name="gr8" draw:text-style-name="P8" xml:id="id5" draw:id="id5" draw:layer="layout" svg:width="3.1cm" svg:height="1.5cm" svg:x="6.3cm" svg:y="4.947cm">
          <text:p text:style-name="P1">Key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type="line" svg:x1="15.35cm" svg:y1="4.7cm" svg:x2="15.35cm" svg:y2="7.8cm" draw:start-shape="id1" draw:start-glue-point="2" draw:end-shape="id4" draw:end-glue-point="0" svg:d="M15350 4700v3100" svg:viewBox="0 0 1 3101">
          <text:p/>
        </draw:connector>
        <draw:line draw:style-name="gr10" draw:text-style-name="P4" draw:layer="layout" svg:x1="11.5cm" svg:y1="10.2cm" svg:x2="19.1cm" svg:y2="10.2cm">
          <text:p/>
        </draw:line>
        <draw:custom-shape draw:style-name="gr11" draw:text-style-name="P9" xml:id="id6" draw:id="id6" draw:layer="layout" svg:width="7.9cm" svg:height="1.3cm" svg:x="11.401cm" svg:y="11.401cm">
          <text:p text:style-name="P1">c = Data encryp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7.85cm" svg:y1="6.447cm" svg:x2="7.8cm" svg:y2="7.347cm" draw:start-shape="id5" draw:start-glue-point="2" draw:end-shape="id3" draw:end-glue-point="0" svg:d="M7850 6447l-50 900" svg:viewBox="0 0 51 901">
          <text:p/>
        </draw:connector>
        <draw:custom-shape draw:style-name="gr12" draw:text-style-name="P2" xml:id="id7" draw:id="id7" draw:layer="layout" svg:width="2.199cm" svg:height="1.8cm" svg:x="11.101cm" svg:y="13.9cm">
          <text:p text:style-name="P1">H(c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11.401cm" svg:y1="12.051cm" svg:x2="12.2cm" svg:y2="13.9cm" draw:start-shape="id6" draw:start-glue-point="3" draw:end-shape="id7" draw:end-glue-point="0" svg:d="M11401 12051h-501v1250h1300v599" svg:viewBox="0 0 1301 1850">
          <text:p/>
        </draw:connector>
        <draw:connector draw:style-name="gr3" draw:text-style-name="P4" draw:layer="layout" svg:x1="15.35cm" svg:y1="9.1cm" svg:x2="15.351cm" svg:y2="11.401cm" draw:start-shape="id4" draw:start-glue-point="2" draw:end-shape="id6" draw:end-glue-point="0" svg:d="M15350 9100v1151h1v1150" svg:viewBox="0 0 2 2302">
          <text:p/>
        </draw:connector>
        <draw:custom-shape draw:style-name="gr8" draw:text-style-name="P8" xml:id="id8" draw:id="id8" draw:layer="layout" svg:width="3.1cm" svg:height="1.5cm" svg:x="11cm" svg:y="16.4cm">
          <text:p text:style-name="P1">Key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xml:id="id9" draw:id="id9" draw:layer="layout" svg:width="3.2cm" svg:height="2.301cm" svg:x="6.2cm" svg:y="14.499cm">
          <text:p text:style-name="P1">AES CT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143cm" svg:height="1.143cm" svg:x="2.901cm" svg:y="11.21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7" draw:text-style-name="P7" draw:layer="layout" draw:type="line" svg:x1="3.473cm" svg:y1="11.212cm" svg:x2="3.473cm" svg:y2="12.355cm" svg:d="M3473 11212v1143" svg:viewBox="0 0 1 1144">
          <text:p/>
        </draw:connector>
        <draw:line draw:style-name="gr7" draw:text-style-name="P7" draw:layer="layout" svg:x1="2.901cm" svg:y1="11.784cm" svg:x2="4.044cm" svg:y2="11.784cm">
          <text:p/>
        </draw:line>
        <draw:line draw:style-name="gr10" draw:text-style-name="P4" draw:layer="layout" svg:x1="2.001cm" svg:y1="17.912cm" svg:x2="5cm" svg:y2="17.9cm">
          <text:p/>
        </draw:line>
        <draw:connector draw:style-name="gr3" draw:text-style-name="P4" draw:layer="layout" draw:type="line" svg:x1="11cm" svg:y1="17.15cm" svg:x2="9.4cm" svg:y2="15.649cm" draw:start-shape="id8" draw:start-glue-point="3" draw:end-shape="id9" svg:d="M11000 17150l-1600-1501" svg:viewBox="0 0 1601 1502">
          <text:p/>
        </draw:connector>
        <draw:connector draw:style-name="gr3" draw:text-style-name="P4" draw:layer="layout" draw:type="line" svg:x1="11.101cm" svg:y1="14.8cm" svg:x2="9.4cm" svg:y2="15.649cm" draw:start-shape="id7" draw:start-glue-point="3" draw:end-shape="id9" draw:end-glue-point="1" svg:d="M11101 14800l-1701 849" svg:viewBox="0 0 1702 850">
          <text:p/>
        </draw:connector>
        <draw:connector draw:style-name="gr3" draw:text-style-name="P4" draw:layer="layout" draw:type="line" svg:x1="6.2cm" svg:y1="15.649cm" svg:x2="4.9cm" svg:y2="15.65cm" draw:start-shape="id9" draw:start-glue-point="3" draw:end-shape="id10" draw:end-glue-point="1" svg:d="M6200 15649l-1300 1" svg:viewBox="0 0 1301 2">
          <text:p/>
        </draw:connector>
        <draw:custom-shape draw:style-name="gr14" draw:text-style-name="P9" xml:id="id11" draw:id="id11" draw:layer="layout" svg:width="4.001cm" svg:height="1.3cm" svg:x="1.499cm" svg:y="19.3cm">
          <text:p text:style-name="P1">IV encryp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3.45cm" svg:y1="9.4cm" svg:x2="3.499cm" svg:y2="19.3cm" draw:start-shape="id2" draw:start-glue-point="2" draw:end-shape="id11" draw:end-glue-point="0" svg:d="M3450 9400l49 9900" svg:viewBox="0 0 50 9901">
          <text:p/>
        </draw:connector>
        <draw:custom-shape draw:style-name="gr15" draw:text-style-name="P6" xml:id="id10" draw:id="id10" draw:layer="layout" svg:width="2.902cm" svg:height="1.3cm" svg:x="1.998cm" svg:y="15cm">
          <text:p text:style-name="P1">IV p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draw:layer="layout" svg:width="4.9cm" svg:height="1.3cm" svg:x="5cm" svg:y="26.001cm">
          <text:p text:style-name="P1">IV encryp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7.3cm" svg:height="1.3cm" svg:x="9.6cm" svg:y="26cm">
          <text:p text:style-name="P1"><text:s/>Data encryp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2.4cm" svg:height="3cm" svg:x="9.4cm" svg:y="22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9" draw:text-style-name="P11" draw:layer="layout" svg:x1="1.8cm" svg:y1="22cm" svg:x2="18.8cm" svg:y2="22cm">
          <text:p/>
        </draw:line>
        <draw:connector draw:style-name="gr3" draw:text-style-name="P4" draw:layer="layout" draw:type="line" svg:x1="9.4cm" svg:y1="8.447cm" svg:x2="11.4cm" svg:y2="8.45cm" draw:start-shape="id3" draw:start-glue-point="1" draw:end-shape="id4" draw:end-glue-point="3" svg:d="M9400 8447l2000 3" svg:viewBox="0 0 2001 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uns </meta:initial-creator>
    <meta:creation-date>2015-07-20T14:13:49.379880578</meta:creation-date>
    <dc:date>2015-08-25T03:44:00.733957000</dc:date>
    <meta:editing-duration>PT14M9S</meta:editing-duration>
    <meta:editing-cycles>2</meta:editing-cycles>
    <meta:generator>LibreOffice/5.0.0.5$MacOSX_X86_64 LibreOffice_project/1b1a90865e348b492231e1c451437d7a15bb262b</meta:generator>
    <meta:document-statistic meta:object-count="34"/>
  </office:meta>
</office:document-meta>
</file>